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3083in" style:use-optimal-column-width="false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2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extbody" style:family="paragraph">
      <style:text-properties style:font-name="Lucida Console"/>
    </style:style>
    <style:style style:name="P26" style:parent-style-name="Textbody" style:family="paragraph">
      <style:text-properties style:font-name="Lucida Console"/>
    </style:style>
    <style:style style:name="T27" style:parent-style-name="DefaultParagraphFont" style:family="text">
      <style:text-properties style:font-name="Lucida Console"/>
    </style:style>
    <style:style style:name="T28" style:parent-style-name="DefaultParagraphFont" style:family="text">
      <style:text-properties style:font-name="Lucida Console"/>
    </style:style>
    <style:style style:name="T29" style:parent-style-name="DefaultParagraphFont" style:family="text">
      <style:text-properties style:font-name="Lucida Console"/>
    </style:style>
    <style:style style:name="T30" style:parent-style-name="DefaultParagraphFont" style:family="text">
      <style:text-properties style:font-name="Lucida Console"/>
    </style:style>
    <style:style style:name="T31" style:parent-style-name="DefaultParagraphFont" style:family="text">
      <style:text-properties style:font-name="Lucida Console"/>
    </style:style>
    <style:style style:name="T32" style:parent-style-name="DefaultParagraphFont" style:family="text">
      <style:text-properties style:font-name="Lucida Console"/>
    </style:style>
    <style:style style:name="T33" style:parent-style-name="DefaultParagraphFont" style:family="text">
      <style:text-properties style:font-name="Lucida Console"/>
    </style:style>
    <style:style style:name="T34" style:parent-style-name="DefaultParagraphFont" style:family="text">
      <style:text-properties style:font-name="Lucida Console"/>
    </style:style>
    <style:style style:name="T35" style:parent-style-name="DefaultParagraphFont" style:family="text">
      <style:text-properties style:font-name="Lucida Console"/>
    </style:style>
    <style:style style:name="T36" style:parent-style-name="DefaultParagraphFont" style:family="text">
      <style:text-properties style:font-name="Lucida Console"/>
    </style:style>
    <style:style style:name="T37" style:parent-style-name="DefaultParagraphFont" style:family="text">
      <style:text-properties style:font-name="Lucida Console"/>
    </style:style>
    <style:style style:name="T38" style:parent-style-name="DefaultParagraphFont" style:family="text">
      <style:text-properties style:font-name="Lucida Console"/>
    </style:style>
    <style:style style:name="T39" style:parent-style-name="DefaultParagraphFont" style:family="text">
      <style:text-properties style:font-name="Lucida Console"/>
    </style:style>
    <style:style style:name="T40" style:parent-style-name="DefaultParagraphFont" style:family="text">
      <style:text-properties style:font-name="Lucida Console"/>
    </style:style>
    <style:style style:name="T41" style:parent-style-name="DefaultParagraphFont" style:family="text">
      <style:text-properties style:font-name="Lucida Console"/>
    </style:style>
    <style:style style:name="T42" style:parent-style-name="DefaultParagraphFont" style:family="text">
      <style:text-properties style:font-name="Lucida Console"/>
    </style:style>
    <style:style style:name="T43" style:parent-style-name="DefaultParagraphFont" style:family="text">
      <style:text-properties style:font-name="Lucida Console"/>
    </style:style>
    <style:style style:name="T44" style:parent-style-name="DefaultParagraphFont" style:family="text">
      <style:text-properties style:font-name="Lucida Console"/>
    </style:style>
    <style:style style:name="T45" style:parent-style-name="DefaultParagraphFont" style:family="text">
      <style:text-properties style:font-name="Lucida Console"/>
    </style:style>
    <style:style style:name="T46" style:parent-style-name="DefaultParagraphFont" style:family="text">
      <style:text-properties style:font-name="Lucida Console"/>
    </style:style>
    <style:style style:name="T47" style:parent-style-name="DefaultParagraphFont" style:family="text">
      <style:text-properties style:font-name="Lucida Console"/>
    </style:style>
    <style:style style:name="T48" style:parent-style-name="DefaultParagraphFont" style:family="text">
      <style:text-properties style:font-name="Lucida Console"/>
    </style:style>
    <style:style style:name="T49" style:parent-style-name="DefaultParagraphFont" style:family="text">
      <style:text-properties style:font-name="Lucida Console"/>
    </style:style>
    <style:style style:name="T50" style:parent-style-name="DefaultParagraphFont" style:family="text">
      <style:text-properties style:font-name="Lucida Console"/>
    </style:style>
    <style:style style:name="T51" style:parent-style-name="DefaultParagraphFont" style:family="text">
      <style:text-properties style:font-name="Lucida Console" fo:font-weight="bold" style:font-weight-asian="bold" style:font-weight-complex="bold"/>
    </style:style>
    <style:style style:name="T52" style:parent-style-name="DefaultParagraphFont" style:family="text">
      <style:text-properties style:font-name="Lucida Console"/>
    </style:style>
    <style:style style:name="T53" style:parent-style-name="DefaultParagraphFont" style:family="text">
      <style:text-properties style:font-name="Lucida Console"/>
    </style:style>
    <style:style style:name="T54" style:parent-style-name="DefaultParagraphFont" style:family="text">
      <style:text-properties style:font-name="Lucida Console"/>
    </style:style>
    <style:style style:name="T55" style:parent-style-name="DefaultParagraphFont" style:family="text">
      <style:text-properties style:font-name="Lucida Console"/>
    </style:style>
    <style:style style:name="T56" style:parent-style-name="DefaultParagraphFont" style:family="text">
      <style:text-properties style:font-name="Lucida Console"/>
    </style:style>
    <style:style style:name="T57" style:parent-style-name="DefaultParagraphFont" style:family="text">
      <style:text-properties style:font-name="Lucida Console"/>
    </style:style>
    <style:style style:name="T58" style:parent-style-name="DefaultParagraphFont" style:family="text">
      <style:text-properties style:font-name="Lucida Console"/>
    </style:style>
    <style:style style:name="T59" style:parent-style-name="DefaultParagraphFont" style:family="text">
      <style:text-properties style:font-name="Lucida Console"/>
    </style:style>
    <style:style style:name="T60" style:parent-style-name="DefaultParagraphFont" style:family="text">
      <style:text-properties style:font-name="Lucida Console"/>
    </style:style>
    <style:style style:name="P61" style:parent-style-name="Textbody" style:family="paragraph">
      <style:text-properties style:font-name="Lucida Console"/>
    </style:style>
    <style:style style:name="TableColumn63" style:family="table-column">
      <style:table-column-properties style:column-width="2.75in" style:use-optimal-column-width="false"/>
    </style:style>
    <style:style style:name="TableColumn64" style:family="table-column">
      <style:table-column-properties style:column-width="4.177in" style:use-optimal-column-width="false"/>
    </style:style>
    <style:style style:name="Table62" style:family="table">
      <style:table-properties style:width="6.927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extbody" style:family="paragraph">
      <style:text-properties style:font-name="Lucida Console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extbody" style:family="paragraph">
      <style:text-properties style:font-name="Lucida Consol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extbody" style:family="paragraph">
      <style:text-properties style:font-name="Lucida Consol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Lucida Console"/>
    </style:style>
    <style:style style:name="T78" style:parent-style-name="DefaultParagraphFont" style:family="text">
      <style:text-properties style:font-name="Lucida Console"/>
    </style:style>
    <style:style style:name="T79" style:parent-style-name="DefaultParagraphFont" style:family="text">
      <style:text-properties style:font-name="Lucida Console" fo:font-weight="bold" style:font-weight-asian="bold" style:font-weight-complex="bold"/>
    </style:style>
    <style:style style:name="T80" style:parent-style-name="DefaultParagraphFont" style:family="text">
      <style:text-properties style:font-name="Lucida Console"/>
    </style:style>
    <style:style style:name="T81" style:parent-style-name="DefaultParagraphFont" style:family="text">
      <style:text-properties style:font-name="Lucida Console"/>
    </style:style>
    <style:style style:name="T82" style:parent-style-name="DefaultParagraphFont" style:family="text">
      <style:text-properties style:font-name="Lucida Console"/>
    </style:style>
    <style:style style:name="T83" style:parent-style-name="DefaultParagraphFont" style:family="text">
      <style:text-properties style:font-name="Lucida Console"/>
    </style:style>
    <style:style style:name="T84" style:parent-style-name="DefaultParagraphFont" style:family="text">
      <style:text-properties style:font-name="Lucida Console"/>
    </style:style>
    <style:style style:name="T85" style:parent-style-name="DefaultParagraphFont" style:family="text">
      <style:text-properties style:font-name="Lucida Console"/>
    </style:style>
    <style:style style:name="T86" style:parent-style-name="DefaultParagraphFont" style:family="text">
      <style:text-properties style:font-name="Lucida Console"/>
    </style:style>
    <style:style style:name="T87" style:parent-style-name="DefaultParagraphFont" style:family="text">
      <style:text-properties style:font-name="Lucida Console"/>
    </style:style>
    <style:style style:name="T88" style:parent-style-name="DefaultParagraphFont" style:family="text">
      <style:text-properties style:font-name="Lucida Console"/>
    </style:style>
    <style:style style:name="T89" style:parent-style-name="DefaultParagraphFont" style:family="text">
      <style:text-properties style:font-name="Lucida Console"/>
    </style:style>
    <style:style style:name="T90" style:parent-style-name="DefaultParagraphFont" style:family="text">
      <style:text-properties style:font-name="Lucida Console"/>
    </style:style>
    <style:style style:name="T91" style:parent-style-name="DefaultParagraphFont" style:family="text">
      <style:text-properties style:font-name="Lucida Console"/>
    </style:style>
    <style:style style:name="T92" style:parent-style-name="DefaultParagraphFont" style:family="text">
      <style:text-properties style:font-name="Lucida Console"/>
    </style:style>
    <style:style style:name="T93" style:parent-style-name="DefaultParagraphFont" style:family="text">
      <style:text-properties style:font-name="Lucida Console"/>
    </style:style>
    <style:style style:name="T94" style:parent-style-name="DefaultParagraphFont" style:family="text">
      <style:text-properties style:font-name="Lucida Console"/>
    </style:style>
    <style:style style:name="T95" style:parent-style-name="DefaultParagraphFont" style:family="text">
      <style:text-properties style:font-name="Lucida Console"/>
    </style:style>
    <style:style style:name="T96" style:parent-style-name="DefaultParagraphFont" style:family="text">
      <style:text-properties style:font-name="Lucida Console"/>
    </style:style>
    <style:style style:name="T97" style:parent-style-name="DefaultParagraphFont" style:family="text">
      <style:text-properties style:font-name="Lucida Console"/>
    </style:style>
    <style:style style:name="T98" style:parent-style-name="DefaultParagraphFont" style:family="text">
      <style:text-properties style:font-name="Lucida Console"/>
    </style:style>
    <style:style style:name="T99" style:parent-style-name="DefaultParagraphFont" style:family="text">
      <style:text-properties style:font-name="Lucida Console"/>
    </style:style>
    <style:style style:name="T100" style:parent-style-name="DefaultParagraphFont" style:family="text">
      <style:text-properties style:font-name="Lucida Console"/>
    </style:style>
    <style:style style:name="T101" style:parent-style-name="DefaultParagraphFont" style:family="text">
      <style:text-properties style:font-name="Lucida Console"/>
    </style:style>
    <style:style style:name="T102" style:parent-style-name="DefaultParagraphFont" style:family="text">
      <style:text-properties style:font-name="Lucida Console"/>
    </style:style>
    <style:style style:name="T103" style:parent-style-name="DefaultParagraphFont" style:family="text">
      <style:text-properties style:font-name="Lucida Console"/>
    </style:style>
    <style:style style:name="T104" style:parent-style-name="DefaultParagraphFont" style:family="text">
      <style:text-properties style:font-name="Lucida Console"/>
    </style:style>
    <style:style style:name="T105" style:parent-style-name="DefaultParagraphFont" style:family="text">
      <style:text-properties style:font-name="Lucida Console"/>
    </style:style>
    <style:style style:name="P106" style:parent-style-name="Textbody" style:family="paragraph">
      <style:text-properties style:font-name="Lucida Console"/>
    </style:style>
    <style:style style:name="P107" style:parent-style-name="Textbody" style:family="paragraph">
      <style:text-properties style:font-name="Lucida Console"/>
    </style:style>
    <style:style style:name="P108" style:parent-style-name="Textbody" style:family="paragraph">
      <style:text-properties style:font-name="Lucida Console"/>
    </style:style>
    <style:style style:name="P109" style:parent-style-name="Textbody" style:family="paragraph">
      <style:text-properties style:font-name="Lucida Console"/>
    </style:style>
  </office:automatic-styles>
  <office:body>
    <office:text text:use-soft-page-breaks="true">
      <text:h text:style-name="P1" text:outline-level="1">Using the Buttons and Interrupts</text:h>
      <text:p text:style-name="Textbody"/>
      <text:p text:style-name="Textbody">The Chosen board has some buttons connected as follows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unction</text:p>
          </table:table-cell>
          <table:table-cell table:style-name="TableCell9">
            <text:p text:style-name="P10">PIN</text:p>
          </table:table-cell>
          <table:table-cell table:style-name="TableCell11">
            <text:p text:style-name="P12">GPIO</text:p>
          </table:table-cell>
        </table:table-row>
        <table:table-row table:style-name="TableRow13">
          <table:table-cell table:style-name="TableCell14">
            <text:p text:style-name="Textbody">Button-Press</text:p>
          </table:table-cell>
          <table:table-cell table:style-name="TableCell15">
            <text:p text:style-name="Textbody">D5</text:p>
          </table:table-cell>
          <table:table-cell table:style-name="TableCell16">
            <text:p text:style-name="Textbody">GPIO14</text:p>
          </table:table-cell>
        </table:table-row>
        <table:table-row table:style-name="TableRow17">
          <table:table-cell table:style-name="TableCell18">
            <text:p text:style-name="Textbody">Button-UP</text:p>
          </table:table-cell>
          <table:table-cell table:style-name="TableCell19">
            <text:p text:style-name="Textbody">D6</text:p>
          </table:table-cell>
          <table:table-cell table:style-name="TableCell20">
            <text:p text:style-name="Textbody">GPIO12</text:p>
          </table:table-cell>
        </table:table-row>
        <table:table-row table:style-name="TableRow21">
          <table:table-cell table:style-name="TableCell22">
            <text:p text:style-name="Textbody">Button-DOWN</text:p>
          </table:table-cell>
          <table:table-cell table:style-name="TableCell23">
            <text:p text:style-name="Textbody">D7</text:p>
          </table:table-cell>
          <table:table-cell table:style-name="TableCell24">
            <text:p text:style-name="Textbody">GPIO13</text:p>
          </table:table-cell>
        </table:table-row>
      </table:table>
      <text:p text:style-name="Textbody"/>
      <text:p text:style-name="Textbody">To access these buttons, you could just digitally read<text:s/>these pins in the loop function. Or you could<text:s/>attach<text:s/>them to interrupts.</text:p>
      <text:p text:style-name="Textbody">Usually attaching to interrupts is better as you may miss a button press if the loop functions takes too long running.</text:p>
      <text:p text:style-name="Textbody">Interrupts: are events or conditions that stops the processor from executing the normal line or sequence of code (Setup and loop functions) into a different sequence of temporary code (another function) and then back again into the normal line of code.</text:p>
      <text:p text:style-name="Textbody">Interrupts are usually tied up to a PIN on the micro controller. Even in some processors, only a couple of pins<text:s/>can<text:s/>be attached to interrupts.</text:p>
      <text:p text:style-name="Textbody">Start a new project<text:s/>and let<text:s/>us try to tie the buttons to the interrupts.</text:p>
      <text:p text:style-name="Textbody">To use interrupts, you usually start in the setup function:</text:p>
      <text:p text:style-name="P25">Setup(){</text:p>
      <text:p text:style-name="P26">/////////////////////////////////////////////</text:p>
      <text:p text:style-name="Textbody"><text:span text:style-name="T27">Serial.begin(115200);</text:span><text:span text:style-name="T28"><text:line-break/></text:span><text:span text:style-name="T29">Serial.println("Started..");</text:span><text:span text:style-name="T30"><text:line-break/></text:span><text:span text:style-name="T31">// detect D5,D6 and D7 joystick button</text:span><text:span text:style-name="T32"><text:line-break/></text:span><text:span text:style-name="T33"><text:s text:c="2"/>int interruptPinD5= D5;</text:span><text:span text:style-name="T34"><text:line-break/></text:span><text:span text:style-name="T35"><text:s text:c="2"/>int interruptPinD6= D6;</text:span><text:span text:style-name="T36"><text:line-break/></text:span><text:span text:style-name="T37"><text:s text:c="2"/>int interruptPinD7= D7;</text:span><text:span text:style-name="T38"><text:line-break/></text:span><text:span text:style-name="T39">//INPUT, OUTPUT, or INPUT_PULLUP</text:span><text:span text:style-name="T40"><text:line-break/></text:span><text:span text:style-name="T41"><text:s text:c="2"/>pinMode(interruptPinD5, INPUT_PULL</text:span><text:span text:style-name="T42">UP);</text:span><text:span text:style-name="T43"><text:line-break/></text:span><text:span text:style-name="T44"><text:s text:c="2"/>pinMode(interruptPinD6, INPUT_PULLUP);</text:span><text:span text:style-name="T45"><text:line-break/></text:span><text:span text:style-name="T46"><text:s text:c="2"/>pinMode(interruptPinD7, INPUT_PULLUP);</text:span><text:span text:style-name="T47"><text:line-break/></text:span><text:span text:style-name="T48"><text:s text:c="2"/>//CHANGE, RISING and FALLING<text:s/></text:span><text:span text:style-name="T49"><text:line-break/></text:span><text:span text:style-name="T50"><text:s text:c="2"/>attachInterrupt(digitalPinToInterrupt(interruptPinD5),<text:s/></text:span><text:span text:style-name="T51">handleInterruptD5</text:span><text:span text:style-name="T52">, FALLING);</text:span><text:span text:style-name="T53"><text:line-break/></text:span><text:span text:style-name="T54"><text:s text:c="2"/>attachInterrupt(digitalPinToInterrupt(interruptPi</text:span><text:span text:style-name="T55">nD6),<text:s/></text:span><text:soft-page-break/><text:span text:style-name="T56">handleInterruptD6, FALLING);</text:span><text:span text:style-name="T57"><text:line-break/></text:span><text:span text:style-name="T58"><text:s text:c="2"/>attachInterrupt(digitalPinToInterrupt(interruptPinD7), handleInterruptD7, FALLING);</text:span><text:span text:style-name="T59"><text:line-break/></text:span><text:span text:style-name="T60"><text:s text:c="2"/>///</text:span></text:p>
      <text:p text:style-name="P61">}</text:p>
      <text:p text:style-name="Textbody"/>
      <text:p text:style-name="Textbody">The used built in functions:</text:p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pinMode</text:p>
          </table:table-cell>
          <table:table-cell table:style-name="TableCell68">
            <text:p text:style-name="TableContents"><text:a xlink:href="https://www.arduino.cc/reference/en/language/functions/digital-io/pinmode/" office:target-frame-name="_top" xlink:show="replace">https://www.arduino.cc/reference/en/language/functions/digital-io/pinmode/</text:a></text:p>
          </table:table-cell>
        </table:table-row>
        <table:table-row table:style-name="TableRow69">
          <table:table-cell table:style-name="TableCell70">
            <text:p text:style-name="P71">attachInterrupt</text:p>
          </table:table-cell>
          <table:table-cell table:style-name="TableCell72">
            <text:p text:style-name="TableContents"><text:a xlink:href="https://www.arduino.cc/reference/en/language/functions/external-interrupts/attachinterrupt/" office:target-frame-name="_top" xlink:show="replace">https://www.arduino.cc/reference/en/language/functions/external-interrupts/attachinterrupt/</text:a></text:p>
          </table:table-cell>
        </table:table-row>
        <table:table-row table:style-name="TableRow73">
          <table:table-cell table:style-name="TableCell74">
            <text:p text:style-name="P75">DigitalPinToInterrupt</text:p>
          </table:table-cell>
          <table:table-cell table:style-name="TableCell76">
            <text:p text:style-name="TableContents"><text:a xlink:href="https://www.arduino.cc/reference/en/language/functions/external-interrupts/attachinterrupt/" office:target-frame-name="_top" xlink:show="replace">https://www.arduino.cc/reference/en/language/functions/external-interrupts/attachinterrupt/</text:a></text:p>
            <text:p text:style-name="TableContents">Same link as<text:s/><text:span text:style-name="T77">attachInterrupt</text:span></text:p>
          </table:table-cell>
        </table:table-row>
      </table:table>
      <text:p text:style-name="Textbody"/>
      <text:p text:style-name="Textbody">Then add these functions<text:s/>outside the setup() and loop() functions:</text:p>
      <text:p text:style-name="Textbody"/>
      <text:p text:style-name="Textbody"><text:line-break/><text:span text:style-name="T78">void<text:s/></text:span><text:span text:style-name="T79">handleInterruptD5</text:span><text:span text:style-name="T80">() {</text:span><text:span text:style-name="T81"><text:line-break/></text:span><text:span text:style-name="T82"><text:s text:c="2"/>Serial.print("D5:press:");</text:span><text:span text:style-name="T83"><text:line-break/></text:span><text:span text:style-name="T84"><text:s text:c="2"/>Serial.println(D5); <text:s/></text:span><text:span text:style-name="T85"><text:line-break/></text:span><text:span text:style-name="T86">}</text:span><text:span text:style-name="T87"><text:line-break/></text:span><text:span text:style-name="T88"><text:line-break/></text:span><text:span text:style-name="T89">void handleInterruptD6() {</text:span><text:span text:style-name="T90"><text:line-break/></text:span><text:span text:style-name="T91"><text:s text:c="2"/>Serial.print("D6:up:");</text:span><text:span text:style-name="T92"><text:line-break/></text:span><text:span text:style-name="T93"><text:s text:c="2"/>Serial.println(D6);</text:span><text:span text:style-name="T94"><text:line-break/></text:span><text:span text:style-name="T95">}</text:span><text:span text:style-name="T96"><text:line-break/></text:span><text:span text:style-name="T97"><text:line-break/></text:span><text:span text:style-name="T98">void handleInterruptD7() {</text:span><text:span text:style-name="T99"><text:line-break/></text:span><text:span text:style-name="T100"><text:s text:c="2"/>Serial.print("D7:down:</text:span><text:span text:style-name="T101">");</text:span><text:span text:style-name="T102"><text:line-break/></text:span><text:span text:style-name="T103"><text:s text:c="2"/>Serial.println(D7);</text:span><text:span text:style-name="T104"><text:line-break/></text:span><text:span text:style-name="T105">}</text:span></text:p>
      <text:p text:style-name="Textbody">In the loop function:</text:p>
      <text:p text:style-name="P106">loop(){</text:p>
      <text:p text:style-name="P107"><text:tab/>Serial.println("looping");</text:p>
      <text:p text:style-name="P108"><text:tab/>delay(60000);</text:p>
      <text:p text:style-name="P109">}</text:p>
      <text:p text:style-name="Textbody">Compile , Upload <text:s/>“CTRL-U” the sketch and check the results in the Serial Monit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klad Ahmed Sami, INI-DOS-DE-IAM</dc:creator>
    <meta:creation-date>2017-10-20T23:40:00Z</meta:creation-date>
    <dc:date>2019-05-16T11:58:00Z</dc:date>
    <meta:template xlink:href="Normal.dotm" xlink:type="simple"/>
    <meta:editing-cycles>14</meta:editing-cycles>
    <meta:editing-duration>PT0S</meta:editing-duration>
    <meta:user-defined meta:name="MSIP_Label_2e1fccfb-80ca-4fe1-a574-1516544edb53_Enabled">True</meta:user-defined>
    <meta:user-defined meta:name="MSIP_Label_2e1fccfb-80ca-4fe1-a574-1516544edb53_SiteId">364e5b87-c1c7-420d-9bee-c35d19b557a1</meta:user-defined>
    <meta:user-defined meta:name="MSIP_Label_2e1fccfb-80ca-4fe1-a574-1516544edb53_Owner">AhmedSami.Maklad@swisscom.com</meta:user-defined>
    <meta:user-defined meta:name="MSIP_Label_2e1fccfb-80ca-4fe1-a574-1516544edb53_SetDate">2019-05-16T11:58:28.5715714Z</meta:user-defined>
    <meta:user-defined meta:name="MSIP_Label_2e1fccfb-80ca-4fe1-a574-1516544edb53_Name">C2 Internal</meta:user-defined>
    <meta:user-defined meta:name="MSIP_Label_2e1fccfb-80ca-4fe1-a574-1516544edb53_Application">Microsoft Azure Information Protection</meta:user-defined>
    <meta:user-defined meta:name="MSIP_Label_2e1fccfb-80ca-4fe1-a574-1516544edb53_Extended_MSFT_Method">Automatic</meta:user-defined>
    <meta:user-defined meta:name="Sensitivity">C2 Internal</meta:user-defined>
    <meta:document-statistic meta:page-count="2" meta:paragraph-count="5" meta:word-count="414" meta:character-count="2771" meta:row-count="19" meta:non-whitespace-character-count="2362"/>
  </office:meta>
</office:document-meta>
</file>